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706cm" svg:height="16.705cm" svg:x="14.073cm" svg:y="3.586cm">
            <draw:object draw:notify-on-update-of-ranges="Sheet1.B3:Sheet1.B7 Sheet1.C2:Sheet1.C2 Sheet1.C3:Sheet1.C7 Sheet1.B28:Sheet1.B36 Sheet1.C28:Sheet1.C36 Sheet1.C14:Sheet1.C15 Sheet1.D14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2572" calcext:value-type="float">
            <text:p>25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([.C7]-[.C3])/([.B7]-[.B3])" office:value-type="float" office:value="0.185185185185185" calcext:value-type="float">
            <text:p>0,185185185185185</text:p>
          </table:table-cell>
          <table:table-cell table:formula="of:=[.C24]*512" office:value-type="float" office:value="94.8148148148148" calcext:value-type="float">
            <text:p>94,8148148148148</text:p>
          </table:table-cell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C3]-[.C24]*[.B3]" office:value-type="float" office:value="-90.2962962962963" calcext:value-type="float">
            <text:p>-90,2962962962963</text:p>
          </table:table-cell>
          <table:table-cell table:formula="of:=[.C25]*512" office:value-type="float" office:value="-46231.7037037037" calcext:value-type="float">
            <text:p>-46231,70370370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28]*[.$C$24]+[.$C$25]" office:value-type="float" office:value="94.8888888888889" calcext:value-type="float">
            <text:p>94,8888888888889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29]*[.$C$24]+[.$C$25]" office:value-type="float" office:value="131.925925925926" calcext:value-type="float">
            <text:p>131,925925925926</text:p>
          </table:table-cell>
          <table:table-cell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[.B30]*[.$C$24]+[.$C$25]" office:value-type="float" office:value="168.962962962963" calcext:value-type="float">
            <text:p>168,962962962963</text:p>
          </table:table-cell>
          <table:table-cell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[.B31]*[.$C$24]+[.$C$25]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[.B32]*[.$C$24]+[.$C$25]" office:value-type="float" office:value="243.037037037037" calcext:value-type="float">
            <text:p>243,037037037037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33]*[.$C$24]+[.$C$25]" office:value-type="float" office:value="280.074074074074" calcext:value-type="float">
            <text:p>280,074074074074</text:p>
          </table:table-cell>
          <table:table-cell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[.B34]*[.$C$24]+[.$C$25]" office:value-type="float" office:value="317.111111111111" calcext:value-type="float">
            <text:p>317,111111111111</text:p>
          </table:table-cell>
          <table:table-cell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35]*[.$C$24]+[.$C$25]" office:value-type="float" office:value="354.148148148148" calcext:value-type="float">
            <text:p>354,148148148148</text:p>
          </table:table-cell>
          <table:table-cell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[.B36]*[.$C$24]+[.$C$25]" office:value-type="float" office:value="391.185185185185" calcext:value-type="float">
            <text:p>391,185185185185</text:p>
          </table:table-cell>
          <table:table-cell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-capa</text:p>
          </table:table-cell>
          <table:table-cell office:value-type="string" calcext:value-type="string">
            <text:p>With-capa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13" calcext:value-type="float">
            <text:p>261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17" calcext:value-type="float">
            <text:p>261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12" calcext:value-type="float">
            <text:p>261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11" calcext:value-type="float">
            <text:p>261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10" calcext:value-type="float">
            <text:p>261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10" calcext:value-type="float">
            <text:p>261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14" calcext:value-type="float">
            <text:p>261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77" calcext:value-type="float">
            <text:p>257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4" calcext:value-type="float">
            <text:p>2574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table:number-columns-repeated="12"/>
        </table:table-row>
      </table:table>
      <table:table table:name="actual values for my desk" table:style-name="ta1">
        <table:shapes>
          <draw:frame draw:z-index="0" draw:style-name="gr1" draw:text-style-name="P1" svg:width="29.706cm" svg:height="16.705cm" svg:x="14.073cm" svg:y="3.586cm">
            <draw:object draw:notify-on-update-of-ranges="'actual values for my desk'.B3:'actual values for my desk'.B14 'actual values for my desk'.C2:'actual values for my desk'.C2 'actual values for my desk'.C3:'actual values for my desk'.C14 'actual values for my desk'.B33:'actual values for my desk'.B48 'actual values for my desk'.C33:'actual values for my desk'.C48 'actual values for my desk'.C19:'actual values for my desk'.C20 'actual values for my desk'.D19:'actual values for my desk'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formula="of:=[.B3]" office:value-type="float" office:value="1578" calcext:value-type="float">
            <text:p>1578</text:p>
          </table:table-cell>
          <table:table-cell table:formula="of:=[.C3]" office:value-type="float" office:value="724" calcext:value-type="float">
            <text:p>724</text:p>
          </table:table-cell>
        </table:table-row>
        <table:table-row table:style-name="ro1">
          <table:table-cell table:number-columns-repeated="2"/>
          <table:table-cell table:formula="of:=[.B14]" office:value-type="float" office:value="3934" calcext:value-type="float">
            <text:p>3934</text:p>
          </table:table-cell>
          <table:table-cell table:formula="of:=[.C14]" office:value-type="float" office:value="1166" calcext:value-type="float">
            <text:p>1166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([.C14]-[.C3])/([.B14]-[.B3])" office:value-type="float" office:value="0.187606112054329" calcext:value-type="float">
            <text:p>0,187606112054329</text:p>
          </table:table-cell>
          <table:table-cell table:formula="of:=[.C29]*512" office:value-type="float" office:value="96.0543293718166" calcext:value-type="float">
            <text:p>96,0543293718166</text:p>
          </table:table-cell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C3]-[.C29]*[.B3]" office:value-type="float" office:value="427.957555178268" calcext:value-type="float">
            <text:p>427,957555178268</text:p>
          </table:table-cell>
          <table:table-cell table:formula="of:=[.C30]*512" office:value-type="float" office:value="219114.268251273" calcext:value-type="float">
            <text:p>219114,2682512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33]*[.$C$29]+[.$C$30]" office:value-type="float" office:value="615.563667232598" calcext:value-type="float">
            <text:p>615,563667232598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34]*[.$C$29]+[.$C$30]" office:value-type="float" office:value="653.084889643464" calcext:value-type="float">
            <text:p>653,084889643464</text:p>
          </table:table-cell>
          <table:table-cell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[.B35]*[.$C$29]+[.$C$30]" office:value-type="float" office:value="690.606112054329" calcext:value-type="float">
            <text:p>690,606112054329</text:p>
          </table:table-cell>
          <table:table-cell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[.B36]*[.$C$29]+[.$C$30]" office:value-type="float" office:value="728.127334465195" calcext:value-type="float">
            <text:p>728,127334465195</text:p>
          </table:table-cell>
          <table:table-cell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[.B37]*[.$C$29]+[.$C$30]" office:value-type="float" office:value="765.648556876061" calcext:value-type="float">
            <text:p>765,648556876061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38]*[.$C$29]+[.$C$30]" office:value-type="float" office:value="803.169779286927" calcext:value-type="float">
            <text:p>803,169779286927</text:p>
          </table:table-cell>
          <table:table-cell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[.B39]*[.$C$29]+[.$C$30]" office:value-type="float" office:value="840.691001697793" calcext:value-type="float">
            <text:p>840,691001697793</text:p>
          </table:table-cell>
          <table:table-cell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40]*[.$C$29]+[.$C$30]" office:value-type="float" office:value="878.212224108659" calcext:value-type="float">
            <text:p>878,212224108659</text:p>
          </table:table-cell>
          <table:table-cell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[.B41]*[.$C$29]+[.$C$30]" office:value-type="float" office:value="915.733446519525" calcext:value-type="float">
            <text:p>915,733446519525</text:p>
          </table:table-cell>
          <table:table-cell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[.B42]*[.$C$29]+[.$C$30]" office:value-type="float" office:value="953.25466893039" calcext:value-type="float">
            <text:p>953,25466893039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43]*[.$C$29]+[.$C$30]" office:value-type="float" office:value="990.775891341256" calcext:value-type="float">
            <text:p>990,775891341256</text:p>
          </table:table-cell>
          <table:table-cell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[.B44]*[.$C$29]+[.$C$30]" office:value-type="float" office:value="1028.29711375212" calcext:value-type="float">
            <text:p>1028,29711375212</text:p>
          </table:table-cell>
          <table:table-cell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formula="of:=[.B45]*[.$C$29]+[.$C$30]" office:value-type="float" office:value="1065.81833616299" calcext:value-type="float">
            <text:p>1065,81833616299</text:p>
          </table:table-cell>
          <table:table-cell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46]*[.$C$29]+[.$C$30]" office:value-type="float" office:value="1103.33955857385" calcext:value-type="float">
            <text:p>1103,33955857385</text:p>
          </table:table-cell>
          <table:table-cell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formula="of:=[.B47]*[.$C$29]+[.$C$30]" office:value-type="float" office:value="1140.86078098472" calcext:value-type="float">
            <text:p>1140,86078098472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48]*[.$C$29]+[.$C$30]" office:value-type="float" office:value="1178.38200339559" calcext:value-type="float">
            <text:p>1178,38200339559</text:p>
          </table:table-cell>
          <table:table-cell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formula="of:=[.B49]*[.$C$29]+[.$C$30]" office:value-type="float" office:value="1215.90322580645" calcext:value-type="float">
            <text:p>1215,90322580645</text:p>
          </table:table-cell>
          <table:table-cell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formula="of:=[.B50]*[.$C$29]+[.$C$30]" office:value-type="float" office:value="1253.42444821732" calcext:value-type="float">
            <text:p>1253,42444821732</text:p>
          </table:table-cell>
          <table:table-cell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formula="of:=[.B51]*[.$C$29]+[.$C$30]" office:value-type="float" office:value="1290.94567062818" calcext:value-type="float">
            <text:p>1290,94567062818</text:p>
          </table:table-cell>
          <table:table-cell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formula="of:=[.B52]*[.$C$29]+[.$C$30]" office:value-type="float" office:value="1328.46689303905" calcext:value-type="float">
            <text:p>1328,46689303905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B53]*[.$C$29]+[.$C$30]" office:value-type="float" office:value="1365.98811544992" calcext:value-type="float">
            <text:p>1365,988115449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.00.0000</text:date>, <text:time style:data-style-name="N2" text:time-value="18:32:56.507005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31:44.264458019</meta:creation-date>
    <dc:date>2024-07-11T18:42:54.673650199</dc:date>
    <meta:editing-duration>PT1H41M38S</meta:editing-duration>
    <meta:editing-cycles>4</meta:editing-cycles>
    <meta:generator>LibreOffice/24.2.4.2$Linux_X86_64 LibreOffice_project/420$Build-2</meta:generator>
    <meta:document-statistic meta:table-count="3" meta:cell-count="236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7cm" svg:height="16.706cm" xlink:href=".." xlink:type="simple" chart:class="chart:scatter" chart:style-name="ch1">
        <chart:legend chart:legend-position="end" svg:x="27cm" svg:y="7.556cm" style:legend-expansion="high" chart:style-name="ch2"/>
        <chart:plot-area chart:style-name="ch3" table:cell-range-address="Sheet1.B3:Sheet1.C7 Sheet1.C2:Sheet1.C2 Sheet1.C28:Sheet1.C36 Sheet1.D14:Sheet1.D15" chart:data-source-has-labels="row" svg:x="1.565cm" svg:y="0.308cm" svg:width="25.594cm" svg:height="15.068cm">
          <chart:coordinate-region svg:x="2.411cm" svg:y="0.507cm" svg:width="24.349cm" svg:height="14.222cm"/>
          <chart:axis chart:dimension="x" chart:name="primary-x" chart:style-name="ch4">
            <chart:title svg:x="13.974cm" svg:y="15.711cm" chart:style-name="ch5">
              <text:p>ADC</text:p>
            </chart:title>
          </chart:axis>
          <chart:axis chart:dimension="y" chart:name="primary-y" chart:style-name="ch4">
            <chart:title svg:x="0.424cm" svg:y="8.157cm" chart:style-name="ch6">
              <text:p>mm</text:p>
            </chart:title>
            <chart:grid chart:style-name="ch7" chart:class="major"/>
          </chart:axis>
          <chart:series chart:style-name="ch8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9" chart:values-cell-range-address="Sheet1.C28:Sheet1.C36" loext:label-string="equation" chart:class="chart:scatter">
            <chart:domain table:cell-range-address="Sheet1.B28:Sheet1.B36"/>
            <chart:data-point chart:repeated="9"/>
          </chart:series>
          <chart:series chart:style-name="ch10" chart:values-cell-range-address="Sheet1.D14:Sheet1.D15" loext:label-string="linear" chart:class="chart:scatter">
            <chart:domain table:cell-range-address="Sheet1.C14:Sheet1.C15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quation</text:p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">
                <text:p>952</text:p>
                <draw:g>
                  <svg:desc>Sheet1.B3:Sheet1.B7</svg:desc>
                </draw:g>
              </table:table-cell>
              <table:table-cell office:value-type="float" office:value="86">
                <text:p>86</text:p>
                <draw:g>
                  <svg:desc>Sheet1.C3:Sheet1.C7</svg:desc>
                </draw:g>
              </table:table-cell>
              <table:table-cell office:value-type="float" office:value="1000">
                <text:p>1000</text:p>
                <draw:g>
                  <svg:desc>Sheet1.B28:Sheet1.B36</svg:desc>
                </draw:g>
              </table:table-cell>
              <table:table-cell office:value-type="float" office:value="94.8888888888889">
                <text:p>94.8888888888889</text:p>
                <draw:g>
                  <svg:desc>Sheet1.C28:Sheet1.C36</svg:desc>
                </draw:g>
              </table:table-cell>
              <table:table-cell office:value-type="float" office:value="952">
                <text:p>952</text:p>
                <draw:g>
                  <svg:desc>Sheet1.C14:Sheet1.C15</svg:desc>
                </draw:g>
              </table:table-cell>
              <table:table-cell office:value-type="float" office:value="86">
                <text:p>86</text:p>
                <draw:g>
                  <svg:desc>Sheet1.D1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2">
                <text:p>1432</text:p>
              </table:table-cell>
              <table:table-cell office:value-type="float" office:value="172">
                <text:p>172</text:p>
              </table:table-cell>
              <table:table-cell office:value-type="float" office:value="1200">
                <text:p>1200</text:p>
              </table:table-cell>
              <table:table-cell office:value-type="float" office:value="131.925925925926">
                <text:p>131.925925925926</text:p>
              </table:table-cell>
              <table:table-cell office:value-type="float" office:value="2572">
                <text:p>257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3">
                <text:p>1893</text:p>
              </table:table-cell>
              <table:table-cell office:value-type="float" office:value="258">
                <text:p>258</text:p>
              </table:table-cell>
              <table:table-cell office:value-type="float" office:value="1400">
                <text:p>1400</text:p>
              </table:table-cell>
              <table:table-cell office:value-type="float" office:value="168.962962962963">
                <text:p>168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4">
                <text:p>2204</text:p>
              </table:table-cell>
              <table:table-cell office:value-type="float" office:value="316">
                <text:p>316</text:p>
              </table:table-cell>
              <table:table-cell office:value-type="float" office:value="1600">
                <text:p>160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2">
                <text:p>2572</text:p>
              </table:table-cell>
              <table:table-cell office:value-type="float" office:value="386">
                <text:p>386</text:p>
              </table:table-cell>
              <table:table-cell office:value-type="float" office:value="1800">
                <text:p>1800</text:p>
              </table:table-cell>
              <table:table-cell office:value-type="float" office:value="243.037037037037">
                <text:p>243.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280.074074074074">
                <text:p>280.074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317.111111111111">
                <text:p>317.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354.148148148148">
                <text:p>354.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391.185185185185">
                <text:p>391.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7cm" svg:height="16.706cm" xlink:href=".." xlink:type="simple" chart:class="chart:scatter" chart:style-name="ch1">
        <chart:legend chart:legend-position="end" svg:x="26.775cm" svg:y="7.556cm" style:legend-expansion="high" chart:style-name="ch2"/>
        <chart:plot-area chart:style-name="ch3" table:cell-range-address="'actual values for my desk'.B3:'actual values for my desk'.C14 'actual values for my desk'.C2:'actual values for my desk'.C2 'actual values for my desk'.C33:'actual values for my desk'.C48 'actual values for my desk'.D19:'actual values for my desk'.D20" chart:data-source-has-labels="row" svg:x="1.365cm" svg:y="0.307cm" svg:width="25.793cm" svg:height="15.069cm">
          <chart:coordinate-region svg:x="2.411cm" svg:y="0.507cm" svg:width="24.349cm" svg:height="14.222cm"/>
          <chart:axis chart:dimension="x" chart:name="primary-x" chart:style-name="ch4">
            <chart:title svg:x="13.873cm" svg:y="15.711cm" chart:style-name="ch5">
              <text:p>ADC</text:p>
            </chart:title>
          </chart:axis>
          <chart:axis chart:dimension="y" chart:name="primary-y" chart:style-name="ch4">
            <chart:title svg:x="0.224cm" svg:y="8.156cm" chart:style-name="ch6">
              <text:p>mm</text:p>
            </chart:title>
            <chart:grid chart:style-name="ch7" chart:class="major"/>
          </chart:axis>
          <chart:series chart:style-name="ch8" chart:values-cell-range-address="'actual values for my desk'.C3:'actual values for my desk'.C14" chart:label-cell-address="'actual values for my desk'.C2:'actual values for my desk'.C2" chart:class="chart:scatter">
            <chart:domain table:cell-range-address="'actual values for my desk'.B3:'actual values for my desk'.B14"/>
            <chart:data-point chart:repeated="12"/>
          </chart:series>
          <chart:series chart:style-name="ch9" chart:values-cell-range-address="'actual values for my desk'.C33:'actual values for my desk'.C48" chart:class="chart:scatter">
            <chart:domain table:cell-range-address="'actual values for my desk'.B33:'actual values for my desk'.B48"/>
            <chart:data-point chart:repeated="16"/>
          </chart:series>
          <chart:series chart:style-name="ch10" chart:values-cell-range-address="'actual values for my desk'.D19:'actual values for my desk'.D20" chart:class="chart:scatter">
            <chart:domain table:cell-range-address="'actual values for my desk'.C19:'actual values for my desk'.C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</text:p>
                <draw:g>
                  <svg:desc>'actual values for my desk'.C2:'actual values for my desk'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8">
                <text:p>1578</text:p>
                <draw:g>
                  <svg:desc>'actual values for my desk'.B3:'actual values for my desk'.B14</svg:desc>
                </draw:g>
              </table:table-cell>
              <table:table-cell office:value-type="float" office:value="724">
                <text:p>724</text:p>
                <draw:g>
                  <svg:desc>'actual values for my desk'.C3:'actual values for my desk'.C14</svg:desc>
                </draw:g>
              </table:table-cell>
              <table:table-cell office:value-type="float" office:value="1000">
                <text:p>1000</text:p>
                <draw:g>
                  <svg:desc>'actual values for my desk'.B33:'actual values for my desk'.B48</svg:desc>
                </draw:g>
              </table:table-cell>
              <table:table-cell office:value-type="float" office:value="615.563667232598">
                <text:p>615.563667232598</text:p>
                <draw:g>
                  <svg:desc>'actual values for my desk'.C33:'actual values for my desk'.C48</svg:desc>
                </draw:g>
              </table:table-cell>
              <table:table-cell office:value-type="float" office:value="1578">
                <text:p>1578</text:p>
                <draw:g>
                  <svg:desc>'actual values for my desk'.C19:'actual values for my desk'.C20</svg:desc>
                </draw:g>
              </table:table-cell>
              <table:table-cell office:value-type="float" office:value="724">
                <text:p>724</text:p>
                <draw:g>
                  <svg:desc>'actual values for my desk'.D19:'actual values for my desk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0">
                <text:p>1740</text:p>
              </table:table-cell>
              <table:table-cell office:value-type="float" office:value="755">
                <text:p>755</text:p>
              </table:table-cell>
              <table:table-cell office:value-type="float" office:value="1200">
                <text:p>1200</text:p>
              </table:table-cell>
              <table:table-cell office:value-type="float" office:value="653.084889643464">
                <text:p>653.084889643464</text:p>
              </table:table-cell>
              <table:table-cell office:value-type="float" office:value="3934">
                <text:p>393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2">
                <text:p>1802</text:p>
              </table:table-cell>
              <table:table-cell office:value-type="float" office:value="733">
                <text:p>733</text:p>
              </table:table-cell>
              <table:table-cell office:value-type="float" office:value="1400">
                <text:p>1400</text:p>
              </table:table-cell>
              <table:table-cell office:value-type="float" office:value="690.606112054329">
                <text:p>690.60611205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0">
                <text:p>1880</text:p>
              </table:table-cell>
              <table:table-cell office:value-type="float" office:value="784">
                <text:p>784</text:p>
              </table:table-cell>
              <table:table-cell office:value-type="float" office:value="1600">
                <text:p>1600</text:p>
              </table:table-cell>
              <table:table-cell office:value-type="float" office:value="728.127334465195">
                <text:p>728.12733446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1">
                <text:p>2191</text:p>
              </table:table-cell>
              <table:table-cell office:value-type="float" office:value="808">
                <text:p>808</text:p>
              </table:table-cell>
              <table:table-cell office:value-type="float" office:value="1800">
                <text:p>1800</text:p>
              </table:table-cell>
              <table:table-cell office:value-type="float" office:value="765.648556876061">
                <text:p>765.64855687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5">
                <text:p>2605</text:p>
              </table:table-cell>
              <table:table-cell office:value-type="float" office:value="885">
                <text:p>885</text:p>
              </table:table-cell>
              <table:table-cell office:value-type="float" office:value="2000">
                <text:p>2000</text:p>
              </table:table-cell>
              <table:table-cell office:value-type="float" office:value="803.169779286927">
                <text:p>803.16977928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3">
                <text:p>2923</text:p>
              </table:table-cell>
              <table:table-cell office:value-type="float" office:value="945">
                <text:p>945</text:p>
              </table:table-cell>
              <table:table-cell office:value-type="float" office:value="2200">
                <text:p>2200</text:p>
              </table:table-cell>
              <table:table-cell office:value-type="float" office:value="840.691001697793">
                <text:p>840.69100169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6">
                <text:p>3356</text:p>
              </table:table-cell>
              <table:table-cell office:value-type="float" office:value="1026">
                <text:p>1026</text:p>
              </table:table-cell>
              <table:table-cell office:value-type="float" office:value="2400">
                <text:p>2400</text:p>
              </table:table-cell>
              <table:table-cell office:value-type="float" office:value="878.212224108659">
                <text:p>878.21222410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89">
                <text:p>3589</text:p>
              </table:table-cell>
              <table:table-cell office:value-type="float" office:value="1103">
                <text:p>1103</text:p>
              </table:table-cell>
              <table:table-cell office:value-type="float" office:value="2600">
                <text:p>2600</text:p>
              </table:table-cell>
              <table:table-cell office:value-type="float" office:value="915.733446519525">
                <text:p>915.7334465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2">
                <text:p>3662</text:p>
              </table:table-cell>
              <table:table-cell office:value-type="float" office:value="1120">
                <text:p>1120</text:p>
              </table:table-cell>
              <table:table-cell office:value-type="float" office:value="2800">
                <text:p>2800</text:p>
              </table:table-cell>
              <table:table-cell office:value-type="float" office:value="953.25466893039">
                <text:p>953.2546689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1">
                <text:p>3771</text:p>
              </table:table-cell>
              <table:table-cell office:value-type="float" office:value="1100">
                <text:p>1100</text:p>
              </table:table-cell>
              <table:table-cell office:value-type="float" office:value="3000">
                <text:p>3000</text:p>
              </table:table-cell>
              <table:table-cell office:value-type="float" office:value="990.775891341256">
                <text:p>990.77589134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4">
                <text:p>3934</text:p>
              </table:table-cell>
              <table:table-cell office:value-type="float" office:value="1166">
                <text:p>1166</text:p>
              </table:table-cell>
              <table:table-cell office:value-type="float" office:value="3200">
                <text:p>3200</text:p>
              </table:table-cell>
              <table:table-cell office:value-type="float" office:value="1028.29711375212">
                <text:p>1028.2971137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1065.81833616299">
                <text:p>1065.8183361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1103.33955857385">
                <text:p>1103.3395585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1140.86078098472">
                <text:p>1140.8607809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1178.38200339559">
                <text:p>1178.3820033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